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4c26039">1. orgバッファを評価</text:a></text:p>
          <text:p text:style-name="Contents_20_1"><text:a xlink:type="simple" xlink:href="#org2eb0cc3">2. ユーティリティ関数</text:a></text:p>
          <text:p text:style-name="Contents_20_2"><text:a xlink:type="simple" xlink:href="#orge95581e">2.1. サボっていると Kyoko さんに怒られる</text:a></text:p>
          <text:p text:style-name="Contents_20_2"><text:a xlink:type="simple" xlink:href="#org4d25bb3">2.2. org-buffer を dokuwiki 形式に変換し，kill-ring に格納</text:a></text:p>
          <text:p text:style-name="Contents_20_2"><text:a xlink:type="simple" xlink:href="#org580b4ca">2.3. コンソールでカレントバッファのあるディレクトリに移動する</text:a></text:p>
          <text:p text:style-name="Contents_20_2"><text:a xlink:type="simple" xlink:href="#org9f92569">2.4. ファイルに含まれるテーブルを使って定時にアラートを表示する</text:a></text:p>
          <text:p text:style-name="Contents_20_2"><text:a xlink:type="simple" xlink:href="#orgcbbf284">2.5. 頻繁に利用するファイルをring形式でたどる</text:a></text:p>
          <text:p text:style-name="Contents_20_2"><text:a xlink:type="simple" xlink:href="#org396e86f">2.6. 引数のorgバッファを開く</text:a></text:p>
          <text:p text:style-name="Contents_20_2"><text:a xlink:type="simple" xlink:href="#org3282f13">2.7. orgバッファにいつものヘッダを追加する</text:a></text:p>
          <text:p text:style-name="Contents_20_2"><text:a xlink:type="simple" xlink:href="#org9215dde">2.8. 議事録ひな形を書き入れる</text:a></text:p>
          <text:p text:style-name="Contents_20_2"><text:a xlink:type="simple" xlink:href="#org9662f87">2.9. ランダムの文字列を取得する</text:a></text:p>
          <text:p text:style-name="Contents_20_2"><text:a xlink:type="simple" xlink:href="#orgeb10840">2.10. Auto-install をセットアップする</text:a></text:p>
          <text:p text:style-name="Contents_20_2"><text:a xlink:type="simple" xlink:href="#org5254a9b">2.11. 行頭に" - "を挿入する</text:a></text:p>
          <text:p text:style-name="Contents_20_2"><text:a xlink:type="simple" xlink:href="#orgfe29cad">2.12. <text:span text:style-name="OrgTodo">TODO</text:span> " - "と" - [ ] "をサイクルさせる</text:a></text:p>
          <text:p text:style-name="Contents_20_2"><text:a xlink:type="simple" xlink:href="#org0003191">2.13. <text:span text:style-name="OrgTodo">TODO</text:span> リージョン内のブリッツを操作する</text:a></text:p>
          <text:p text:style-name="Contents_20_2"><text:a xlink:type="simple" xlink:href="#org069ebb5">2.14. 日付などを簡単に挿入する</text:a></text:p>
          <text:p text:style-name="Contents_20_3"><text:a xlink:type="simple" xlink:href="#org9025ad6">2.14.1. キーバインド</text:a></text:p>
          <text:p text:style-name="Contents_20_2"><text:a xlink:type="simple" xlink:href="#org1aeee0c">2.15. XHTMLを利用したガントチャート生成</text:a></text:p>
          <text:p text:style-name="Contents_20_2"><text:a xlink:type="simple" xlink:href="#org0127c26">2.16. 定期実行関数</text:a></text:p>
          <text:p text:style-name="Contents_20_2"><text:a xlink:type="simple" xlink:href="#org1f5afb4">2.17. ブラウザの設定</text:a></text:p>
          <text:p text:style-name="Contents_20_2"><text:a xlink:type="simple" xlink:href="#org990f3b9">2.18. ミニバッファに日時を表示</text:a></text:p>
          <text:p text:style-name="Contents_20_2"><text:a xlink:type="simple" xlink:href="#org2014107">2.19. バックアップファイルの削除</text:a></text:p>
          <text:p text:style-name="Contents_20_2"><text:a xlink:type="simple" xlink:href="#org3c528f6">2.20. chomp</text:a></text:p>
          <text:p text:style-name="Contents_20_2"><text:a xlink:type="simple" xlink:href="#org5348e03">2.21. iTerm2.app を呼び出す関数</text:a></text:p>
          <text:p text:style-name="Contents_20_2"><text:a xlink:type="simple" xlink:href="#org366bd5c">2.22. lingr にログインする</text:a></text:p>
          <text:p text:style-name="Contents_20_2"><text:a xlink:type="simple" xlink:href="#org0102361">2.23. 特定のファイルを Dropbox 以下にバックアップする</text:a></text:p>
          <text:p text:style-name="Contents_20_2"><text:a xlink:type="simple" xlink:href="#orgc2517a2">2.24. ゴミ箱を空にする <text:span text:style-name="OrgTags">[<text:span text:style-name="OrgTag">Mac</text:span>]</text:span></text:a></text:p>
          <text:p text:style-name="Contents_20_2"><text:a xlink:type="simple" xlink:href="#orgdf50b4b">2.25. その他</text:a></text:p>
          <text:p text:style-name="Contents_20_1"><text:a xlink:type="simple" xlink:href="#orga0b59c2">3. 未設定／テスト中</text:a></text:p>
          <text:p text:style-name="Contents_20_2"><text:a xlink:type="simple" xlink:href="#org1f6438d">3.1. byte-compile の警告を抑制する</text:a></text:p>
          <text:p text:style-name="Contents_20_2"><text:a xlink:type="simple" xlink:href="#orgb705e15">3.2. [window-resizer.el] 分割したウィンドウサイズを変更する</text:a></text:p>
          <text:p text:style-name="Contents_20_2"><text:a xlink:type="simple" xlink:href="#orge55f8d6">3.3. [idle-requie]</text:a></text:p>
          <text:p text:style-name="Contents_20_2"><text:a xlink:type="simple" xlink:href="#orgcbb46b7">3.4. [pdf-preview]</text:a></text:p>
          <text:p text:style-name="Contents_20_2"><text:a xlink:type="simple" xlink:href="#orgbeea5eb">3.5. [EasyPG]</text:a></text:p>
          <text:p text:style-name="Contents_20_2"><text:a xlink:type="simple" xlink:href="#orga0e90df">3.6. [eblook]</text:a></text:p>
          <text:p text:style-name="Contents_20_2"><text:a xlink:type="simple" xlink:href="#orge227ce5">3.7. [iBuffer]</text:a></text:p>
          <text:p text:style-name="Contents_20_2"><text:a xlink:type="simple" xlink:href="#org126f529">3.8. UUID をファイル名にして所定のディレクトリにコピー／移動</text:a></text:p>
          <text:p text:style-name="Contents_20_2"><text:a xlink:type="simple" xlink:href="#org50e781c">3.9. キーバインド</text:a></text:p>
          <text:p text:style-name="Contents_20_1"><text:a xlink:type="simple" xlink:href="#org3a7def2">4. provide</text:a></text:p>
        </text:index-body>
      </text:table-of-content>
      <text:p text:style-name="Text_20_body"><text:a xlink:type="simple" xlink:href="https://pxaka.tokyo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4c26039"/>
<text:bookmark text:name="org4c26039"/>orgバッファを評価
<text:bookmark-end text:name="OrgXref.org4c26039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<text:span text:style-name="OrgSrcFontLockKeywordFace">require</text:span><text:s/>'<text:span text:style-name="OrgSrcFontLockConstantFace">org</text:span><text:s/>nil<text:s/>t)</text:p>
      <text:p text:style-name="OrgSrcBlock"><text:s/><text:s/><text:s/><text:s/><text:s/><text:s/><text:s/><text:s/><text:s/><text:s/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LastLine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2eb0cc3"/>
<text:bookmark text:name="org2eb0cc3"/>ユーティリティ関数
<text:bookmark-end text:name="OrgXref.org2eb0cc3"/></text:h>
      <text:h text:style-name="Heading_20_2" text:outline-level="2" text:is-list-header="false">
<text:bookmark-start text:name="OrgXref.orge95581e"/>
<text:bookmark text:name="orge95581e"/>サボっていると Kyoko さんに怒られる
<text:bookmark-end text:name="OrgXref.orge95581e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if</text:span><text:s/>kyoko-mad-mode</text:p>
      <text:p text:style-name="OrgSrcBlock"><text:s/><text:s/><text:s/><text:s/><text:s/><text:s/>(message<text:s/><text:span text:style-name="OrgSrcFontLockStringFace">"Kyoko<text:s/>mad<text:s/>mode:<text:s/>ON"</text:span>)</text:p>
      <text:p text:style-name="OrgSrcBlock"><text:s/><text:s/><text:s/><text:s/>(message<text:s/><text:span text:style-name="OrgSrcFontLockStringFace">"Kyoko<text:s/>mad<text:s/>mode:<text:s/>OFF"</text:span>)))</text:p>
      <text:p text:style-name="OrgSrcBlock"/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4d25bb3"/>
<text:bookmark text:name="org4d25bb3"/>org-buffer を dokuwiki 形式に変換し，kill-ring に格納
<text:bookmark-end text:name="OrgXref.org4d25bb3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580b4ca"/>
<text:bookmark text:name="org580b4ca"/>コンソールでカレントバッファのあるディレクトリに移動する
<text:bookmark-end text:name="OrgXref.org580b4ca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9f92569"/>
<text:bookmark text:name="org9f92569"/>ファイルに含まれるテーブルを使って定時にアラートを表示する
<text:bookmark-end text:name="OrgXref.org9f92569"/></text:h>
      <text:p text:style-name="OrgSrcBlock">(<text:span text:style-name="OrgSrcFontLockKeywordFace">eval-when-compile</text:span></text:p>
      <text:p text:style-name="OrgSrcBlock"><text:s/><text:s/>(<text:span text:style-name="OrgSrcFontLockKeywordFace">require</text:span><text:s/>'<text:span text:style-name="OrgSrcFontLockConstantFace">init</text:span><text:s/>nil<text:s/>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update-alarms-from-fi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my-set-alarms-from-file<text:s/><text:span text:style-name="OrgSrcFontLockStringFace">"~/Dropbox/org/db/trigger.org"</text:span>)))</text:p>
      <text:p text:style-name="OrgSrcBlock"/>
      <text:p text:style-name="OrgSrcBlock">(<text:span text:style-name="OrgSrcFontLockKeywordFace">defun</text:span><text:s/><text:span text:style-name="OrgSrcFontLockFunctionNameFace">my-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-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</text:span><text:span text:style-name="OrgSrcFontLockWarningFace">\</text:span><text:span text:style-name="OrgSrcFontLockStringFace">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WarningFace">\</text:span><text:span text:style-name="OrgSrcFontLockStringFace">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</text:span><text:span text:style-name="OrgSrcFontLockWarningFace">\</text:span><text:span text:style-name="OrgSrcFontLockStringFace">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</text:span><text:span text:style-name="OrgSrcFontLockWarningFace">\</text:span><text:span text:style-name="OrgSrcFontLockStringFace">|\\s-*X\\s-*</text:span><text:span text:style-name="OrgSrcFontLockWarningFace">\</text:span><text:span text:style-name="OrgSrcFontLockStringFace">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(set-notify-macos<text:s/>hour<text:s/>min<text:s/>action<text:s/>s))))))</text:p>
      <text:p text:style-name="OrgSrcBlock"/>
      <text:p text:style-name="OrgSrcBlock">(<text:span text:style-name="OrgSrcFontLockKeywordFace">defun</text:span><text:s/><text:span text:style-name="OrgSrcFontLockFunctionNameFace">set-notify-macos</text:span><text:s/>(hour<text:s/>min<text:s/>action<text:s/>sticky)</text:p>
      <text:p text:style-name="OrgSrcBlock"><text:s/><text:s/><text:span text:style-name="OrgSrcFontLockDocFace">"`</text:span><text:span text:style-name="OrgSrcFontLockConstantFace">alerter</text:span><text:span text:style-name="OrgSrcFontLockDocFace">'<text:s/>is<text:s/>required."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-desktop-notify</text:p>
      <text:p text:style-name="OrgSrcBlock"><text:s/><text:s/><text:s/><text:s/><text:s/><text:s/><text:s/><text:s/><text:s/><text:s/><text:s/><text:s/><text:s/><text:s/><text:s/><text:span text:style-name="OrgSrcFontLockStringFace">"macos"</text:span><text:s/><text:span text:style-name="OrgSrcFontLockStringFace">"Trigger.org"</text:span><text:s/>hour<text:s/>min<text:s/>action<text:s/>sticky))</text:p>
      <text:p text:style-name="OrgSrcBlock"/>
      <text:p text:style-name="OrgSrcBlock">(<text:span text:style-name="OrgSrcFontLockKeywordFace">defun</text:span><text:s/><text:span text:style-name="OrgSrcFontLockFunctionNameFace">my-desktop-notify</text:span><text:s/>(type<text:s/>title<text:s/>hour<text:s/>min<text:s/>action<text:s/>sticky)</text:p>
      <text:p text:style-name="OrgSrcBlock"><text:s/><text:s/><text:span text:style-name="OrgSrcFontLockDocFace">"An<text:s/>interface<text:s/>to<text:s/>`</text:span><text:span text:style-name="OrgSrcFontLockConstantFace">my-desktop-notificaton</text:span><text:span text:style-name="OrgSrcFontLockDocFace">'."</text:span></text:p>
      <text:p text:style-name="OrgSrcBlock"><text:s/><text:s/>(<text:span text:style-name="OrgSrcFontLockKeywordFace">cond</text:span></text:p>
      <text:p text:style-name="OrgSrcBlock"><text:s/><text:s/><text:s/>((string=<text:s/>type<text:s/><text:span text:style-name="OrgSrcFontLockStringFace">"macos"</text:span>)</text:p>
      <text:p text:style-name="OrgSrcBlock"><text:s/><text:s/><text:s/><text:s/>(my-desktop-notification</text:p>
      <text:p text:style-name="OrgSrcBlock"><text:s/><text:s/><text:s/><text:s/><text:s/>title<text:s/>(format<text:s/><text:span text:style-name="OrgSrcFontLockStringFace">"%s:%s<text:s/>%s"</text:span><text:s/>hour<text:s/>min<text:s/>action)<text:s/>sticky))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cbbf284"/>
<text:bookmark text:name="orgcbbf284"/>頻繁に利用するファイルをring形式でたどる
<text:bookmark-end text:name="OrgXref.orgcbbf284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-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make-file-ring</text:span><text:s/>(files)</text:p>
      <text:p text:style-name="OrgSrcBlock"><text:s/><text:s/>(<text:span text:style-name="OrgSrcFontLockKeywordFace">setq</text:span><text:s/>my-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-file-ring))<text:s/>my-file-ring))</text:span></text:p>
      <text:p text:style-name="OrgSrcBlock">(my-make-file-ring</text:p>
      <text:p text:style-name="OrgSrcBlock"><text:s/>'(<text:span text:style-name="OrgSrcFontLockStringFace">"~/Dropbox/org/tr/work.org"</text:span><text:s/><text:span text:style-name="OrgSrcFontLockStringFace">"~/Dropbox/org/db/daily.org"</text:span></text:p>
      <text:p text:style-name="OrgSrcBlock"><text:s/><text:s/><text:s/><text:span text:style-name="OrgSrcFontLockStringFace">"~/Dropbox/org/minutes/wg1.org"</text:span><text:s/><text:span text:style-name="OrgSrcFontLockStringFace">"~/Dropbox/org/tr/work.org"</text:span></text:p>
      <text:p text:style-name="OrgSrcBlock"><text:s/><text:s/><text:s/><text:span text:style-name="OrgSrcFontLockStringFace">"~/Dropbox/org/academic.org"</text:span><text:s/><text:span text:style-name="OrgSrcFontLockStringFace">"~/Dropbox/org/org2ja.org"</text:span></text:p>
      <text:p text:style-name="OrgSrcBlock"><text:s/><text:s/><text:s/><text:span text:style-name="OrgSrcFontLockStringFace">"~/Dropbox/org/db/article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-file-ring))</text:p>
      <text:p text:style-name="OrgSrcBlock"><text:s/><text:s/>(<text:span text:style-name="OrgSrcFontLockKeywordFace">setq</text:span><text:s/>my-file-ring</text:p>
      <text:p text:style-name="OrgSrcBlock"><text:s/><text:s/><text:s/><text:s/><text:s/><text:s/><text:s/><text:s/>(append<text:s/>(cdr<text:s/>my-file-ring)</text:p>
      <text:p text:style-name="OrgSrcBlock"><text:s/><text:s/><text:s/><text:s/><text:s/><text:s/><text:s/><text:s/><text:s/><text:s/><text:s/><text:s/><text:s/><text:s/><text:s/><text:s/>(list<text:s/>(car<text:s/>my-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-file-ring<text:s/>(cdr<text:s/>my-file-ring)))</text:span></text:p>
      <text:h text:style-name="Heading_20_2" text:outline-level="2" text:is-list-header="false">
<text:bookmark-start text:name="OrgXref.org396e86f"/>
<text:bookmark text:name="org396e86f"/>引数のorgバッファを開く
<text:bookmark-end text:name="OrgXref.org396e86f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"><text:s/><text:s/><text:s/><text:s/>(find-file<text:s/>(concat<text:s/><text:span text:style-name="OrgSrcFontLockStringFace">"~/Dropbox/org/"</text:span><text:s/>file)))</text:p>
      <text:p text:style-name="OrgSrcBlock"><text:s/><text:s/>(<text:span text:style-name="OrgSrcFontLockKeywordFace">when</text:span><text:s/>(fboundp<text:s/>'my-org-agenda-to-appt)</text:p>
      <text:p text:style-name="OrgSrcBlockLastLine"><text:s/><text:s/><text:s/><text:s/>(my-org-agenda-to-appt)))</text:p>
      <text:h text:style-name="Heading_20_2" text:outline-level="2" text:is-list-header="false">
<text:bookmark-start text:name="OrgXref.org3282f13"/>
<text:bookmark text:name="org3282f13"/>orgバッファにいつものヘッダを追加する
<text:bookmark-end text:name="OrgXref.org3282f13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9215dde"/>
<text:bookmark text:name="org9215dde"/>議事録ひな形を書き入れる
<text:bookmark-end text:name="OrgXref.org9215dde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9662f87"/>
<text:bookmark text:name="org9662f87"/>ランダムの文字列を取得する
<text:bookmark-end text:name="OrgXref.org9662f87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eb10840"/>
<text:bookmark text:name="orgeb10840"/>Auto-install をセットアップする
<text:bookmark-end text:name="OrgXref.orgeb10840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-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-auto-install-batch-list-el-url)</text:p>
      <text:p text:style-name="OrgSrcBlock"><text:s/><text:s/><text:s/><text:s/>(<text:span text:style-name="OrgSrcFontLockKeywordFace">setq</text:span><text:s/>auto-install-batch-list-el-url<text:s/>my-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5254a9b"/>
<text:bookmark text:name="org5254a9b"/>行頭に" - "を挿入する
<text:bookmark-end text:name="OrgXref.org5254a9b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"><text:s/><text:s/><text:s/><text:s/><text:s/><text:s/><text:s/><text:s/><text:s/><text:s/><text:s/><text:s/><text:s/><text:s/><text:s/>(insert<text:s/>item-string))))))</text:p>
      <text:p text:style-name="OrgSrcBlock"/>
      <text:p text:style-name="OrgSrcBlock">(<text:span text:style-name="OrgSrcFontLockKeywordFace">defconst</text:span><text:s/><text:span text:style-name="OrgSrcFontLockVariableNameFace">item-string</text:span><text:s/><text:span text:style-name="OrgSrcFontLockStringFace">""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-checkbox</text:span><text:s/>()</text:p>
      <text:p text:style-name="OrgSrcBlock"><text:s/><text:s/><text:span text:style-name="OrgSrcFontLockDocFace">"Insert<text:s/>\"<text:s/>-<text:s/>[<text:s/>]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fe29cad"/>
<text:bookmark text:name="orgfe29cad"/><text:span text:style-name="OrgTodo">TODO</text:span> " - "と" - [ ] "をサイクルさせる
<text:bookmark-end text:name="OrgXref.orgfe29cad"/></text:h>
      <text:list text:style-name="OrgBulletedList" text:continue-numbering="false">
        <text:list-item>
          <text:p text:style-name="Text_20_body">ブリッツ行でないときは，ブリッツ化する．<text:line-break/></text:p>
        </text:list-item>
        <text:list-item>
          <text:p text:style-name="Text_20_body">ブリッツ行の場合は，チェックボックス付きに変更する．<text:line-break/></text:p>
        </text:list-item>
        <text:list-item>
          <text:p text:style-name="Text_20_body">チェックボックス付きブリッツ行の場合は，チェックボックスを取る．<text:line-break/></text:p>
        </text:list-item>
        <text:list-item>
          <text:p text:style-name="Text_20_body">引数付きで呼び出すと，チェックボックスの有無に依らずブリッツを取る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ycle-bullet-at-heading</text:span><text:s/>(arg)</text:p>
      <text:p text:style-name="OrgSrcBlock"><text:s/><text:s/><text:span text:style-name="OrgSrcFontLockDocFace">"Add<text:s/>a<text:s/>bullet<text:s/>of<text:s/>\"<text:s/>-<text:s/>\"<text:s/>if<text:s/>the<text:s/>line<text:s/>is<text:s/>NOT<text:s/>a<text:s/>bullet<text:s/>line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save-excursion</text:span></text:p>
      <text:p text:style-name="OrgSrcBlock"><text:s/><text:s/><text:s/><text:s/>(beginning-of-line)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point-at-eol<text:s/>(point-at-eol)))</text:p>
      <text:p text:style-name="OrgSrcBlock"><text:s/><text:s/><text:s/><text:s/><text:s/><text:s/>(<text:span text:style-name="OrgSrcFontLockKeywordFace">cond</text:span>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<text:s/><text:span text:style-name="OrgSrcFontLockStringFace">"[<text:s/>]<text:s/>"</text:span>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point-at-eol<text:s/>t)</text:p>
      <text:p text:style-name="OrgSrcBlock"><text:s/><text:s/><text:s/><text:s/><text:s/><text:s/><text:s/><text:s/>(replace-match</text:p>
      <text:p text:style-name="OrgSrcBlock"><text:s/><text:s/><text:s/><text:s/><text:s/><text:s/><text:s/><text:s/><text:s/>(concat<text:s/><text:span text:style-name="OrgSrcFontLockStringFace">"\\1<text:s/>"</text:span><text:s/>bullet)<text:s/>nil<text:s/>nil))</text:p>
      <text:p text:style-name="OrgSrcBlockLastLine"><text:s/><text:s/><text:s/><text:s/><text:s/><text:s/><text:s/>(t<text:s/>nil)))))</text:p>
      <text:h text:style-name="Heading_20_2" text:outline-level="2" text:is-list-header="false">
<text:bookmark-start text:name="OrgXref.org0003191"/>
<text:bookmark text:name="org0003191"/><text:span text:style-name="OrgTodo">TODO</text:span> リージョン内のブリッツを操作する
<text:bookmark-end text:name="OrgXref.org0003191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checkbox-into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checkbox-from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len<text:s/>(string-width<text:s/><text:span text:style-name="OrgSrcFontLockStringFace">"[<text:s/>]<text:s/>"</text:span>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blen<text:s/>c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blen<text:s/>clen)))</text:p>
      <text:p text:style-name="OrgSrcBlockLastLine"><text:s/><text:s/><text:s/><text:s/><text:s/><text:s/>(goto-char<text:s/>begin))))</text:p>
      <text:h text:style-name="Heading_20_2" text:outline-level="2" text:is-list-header="false">
<text:bookmark-start text:name="OrgXref.org069ebb5"/>
<text:bookmark text:name="org069ebb5"/>日付などを簡単に挿入する
<text:bookmark-end text:name="OrgXref.org069ebb5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9025ad6"/>
<text:bookmark text:name="org9025ad6"/>キーバインド
<text:bookmark-end text:name="OrgXref.org9025ad6"/></text:h>
      <text:p text:style-name="OrgSrcBlock">(global-set-key<text:s/>(kbd<text:s/><text:span text:style-name="OrgSrcFontLockStringFace">"C-c<text:s/>0"</text:span>)<text:s/>'insert-formatted-current-date)</text:p>
      <text:p text:style-name="OrgSrcBlockLastLine">(global-set-key<text:s/>(kbd<text:s/><text:span text:style-name="OrgSrcFontLockStringFace">"C-c<text:s/>9"</text:span>)<text:s/>'insert-formatted-current-time)</text:p>
      <text:h text:style-name="Heading_20_2" text:outline-level="2" text:is-list-header="false">
<text:bookmark-start text:name="OrgXref.org1aeee0c"/>
<text:bookmark text:name="org1aeee0c"/>XHTMLを利用したガントチャート生成
<text:bookmark-end text:name="OrgXref.org1aeee0c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-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0127c26"/>
<text:bookmark text:name="org0127c26"/>定期実行関数
<text:bookmark-end text:name="OrgXref.org0127c26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-ox-icalendar)))</text:p>
      <text:h text:style-name="Heading_20_2" text:outline-level="2" text:is-list-header="false">
<text:bookmark-start text:name="OrgXref.org1f5afb4"/>
<text:bookmark text:name="org1f5afb4"/>ブラウザの設定
<text:bookmark-end text:name="OrgXref.org1f5afb4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custom-set-variables</text:p>
      <text:p text:style-name="OrgSrcBlock"><text:s/><text:s/><text:s/><text:s/><text:s/><text:s/><text:s/>'(browse-url-generic-program<text:s/>'google-chrome)))</text:p>
      <text:p text:style-name="OrgSrcBlock"><text:s/><text:s/><text:s/><text:s/><text:s/>((eq<text:s/>window-system<text:s/>'mac)</text:p>
      <text:p text:style-name="OrgSrcBlock"><text:s/><text:s/><text:s/><text:s/><text:s/><text:s/>(custom-set-variables</text:p>
      <text:p text:style-name="OrgSrcBlock"><text:s/><text:s/><text:s/><text:s/><text:s/><text:s/><text:s/>'(browse-url-browser-function<text:s/>'browse-url-generic)</text:p>
      <text:p text:style-name="OrgSrcBlock"><text:s/><text:s/><text:s/><text:s/><text:s/><text:s/><text:s/>'(browse-url-generic-program</text:p>
      <text:p text:style-name="OrgSrcBlock"><text:s/><text:s/><text:s/><text:s/><text:s/><text:s/><text:s/><text:s/><text:s/><text:span text:style-name="OrgSrcFontLockStringFace">"/Applications/Google<text:s/>Chrome.app/Contents/MacOS/Google<text:s/>Chrome"</text:span>)</text:p>
      <text:p text:style-name="OrgSrcBlock"><text:s/><text:s/><text:s/><text:s/><text:s/><text:s/><text:s/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990f3b9"/>
<text:bookmark text:name="org990f3b9"/>ミニバッファに日時を表示
<text:bookmark-end text:name="OrgXref.org990f3b9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my-date)</text:p>
      <text:h text:style-name="Heading_20_2" text:outline-level="2" text:is-list-header="false">
<text:bookmark-start text:name="OrgXref.org2014107"/>
<text:bookmark text:name="org2014107"/>バックアップファイルの削除
<text:bookmark-end text:name="OrgXref.org2014107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days)</text:p>
      <text:p text:style-name="OrgSrcBlock"><text:s/><text:s/>(<text:span text:style-name="OrgSrcFontLockKeywordFace">if</text:span><text:s/>(=<text:s/>days<text:s/>1)</text:p>
      <text:p text:style-name="OrgSrcBlock"><text:s/><text:s/><text:s/><text:s/><text:s/><text:s/>1</text:p>
      <text:p text:style-name="OrgSrcBlock"><text:s/><text:s/><text:s/><text:s/>(recursive-delete-backup-files<text:s/>(1-<text:s/>days)))</text:p>
      <text:p text:style-name="OrgSrcBlock"><text:s/><text:s/>(delete-backup-files<text:s/>days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</text:span><text:span text:style-name="OrgSrcFontLockWarningFace">\</text:span><text:span text:style-name="OrgSrcFontLockStringFace">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</text:span><text:span text:style-name="OrgSrcFontLockWarningFace">\</text:span><text:span text:style-name="OrgSrcFontLockStringFace">'<text:s/>-print0<text:s/>|<text:s/>while<text:s/>read<text:s/>-r<text:s/>-d<text:s/></text:span><text:span text:style-name="OrgSrcFontLockWarningFace">\</text:span><text:span text:style-name="OrgSrcFontLockStringFace">'</text:span><text:span text:style-name="OrgSrcFontLockWarningFace">\</text:span><text:span text:style-name="OrgSrcFontLockStringFace">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/><text:s/><text:span text:style-name="OrgSrcFontLockCommentDelimiterFace">;;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(chomp<text:s/>files))</text:p>
      <text:p text:style-name="OrgSrcBlockLastLine"><text:s/><text:s/><text:s/><text:s/><text:s/><text:s/>(shell-command-to-string<text:s/>(concat<text:s/><text:span text:style-name="OrgSrcFontLockStringFace">"mv<text:s/>-v<text:s/>"</text:span><text:s/>(chomp<text:s/>files)<text:s/><text:span text:style-name="OrgSrcFontLockStringFace">"<text:s/>~/.Trash"</text:span>)))))</text:p>
      <text:h text:style-name="Heading_20_2" text:outline-level="2" text:is-list-header="false">
<text:bookmark-start text:name="OrgXref.org3c528f6"/>
<text:bookmark text:name="org3c528f6"/>chomp
<text:bookmark-end text:name="OrgXref.org3c528f6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5348e03"/>
<text:bookmark text:name="org5348e03"/>iTerm2.app を呼び出す関数
<text:bookmark-end text:name="OrgXref.org5348e03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366bd5c"/>
<text:bookmark text:name="org366bd5c"/>lingr にログインする
<text:bookmark-end text:name="OrgXref.org366bd5c"/></text:h>
      <text:p text:style-name="OrgSrcBlock">(<text:span text:style-name="OrgSrcFontLockKeywordFace">defun</text:span><text:s/><text:span text:style-name="OrgSrcFontLockFunctionNameFace">my-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0102361"/>
<text:bookmark text:name="org0102361"/>特定のファイルを Dropbox 以下にバックアップする
<text:bookmark-end text:name="OrgXref.org0102361"/></text:h>
      <text:p text:style-name="OrgSrcBlock">(<text:span text:style-name="OrgSrcFontLockKeywordFace">defun</text:span><text:s/><text:span text:style-name="OrgSrcFontLockFunctionNameFace">my-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/text:span></text:p>
      <text:p text:style-name="OrgSrcBlock"><text:span text:style-name="OrgSrcFontLockDocFace"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message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c2517a2"/>
<text:bookmark text:name="orgc2517a2"/>ゴミ箱を空にする<text:tab/><text:span text:style-name="OrgTags">[<text:span text:style-name="OrgTag">Mac</text:span>]</text:span>
<text:bookmark-end text:name="OrgXref.orgc2517a2"/></text:h>
      <text:p text:style-name="OrgSrcBlock">(<text:span text:style-name="OrgSrcFontLockKeywordFace">defun</text:span><text:s/><text:span text:style-name="OrgSrcFontLockFunctionNameFace">mac:delete-files-in-trash-bin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concat</text:p>
      <text:p text:style-name="OrgSrcBlock"><text:s/><text:s/><text:s/><text:s/><text:span text:style-name="OrgSrcFontLockStringFace">"tell<text:s/>application<text:s/>\"Finder\"\n"</text:span></text:p>
      <text:p text:style-name="OrgSrcBlock"><text:s/><text:s/><text:s/><text:s/><text:span text:style-name="OrgSrcFontLockStringFace">"set<text:s/>itemCount<text:s/>to<text:s/>count<text:s/>of<text:s/>items<text:s/>in<text:s/>the<text:s/>trash\n"</text:span></text:p>
      <text:p text:style-name="OrgSrcBlock"><text:s/><text:s/><text:s/><text:s/><text:span text:style-name="OrgSrcFontLockStringFace">"if<text:s/>itemCount<text:s/>&gt;<text:s/>0<text:s/>then\n"</text:span></text:p>
      <text:p text:style-name="OrgSrcBlock"><text:s/><text:s/><text:s/><text:s/><text:span text:style-name="OrgSrcFontLockStringFace">"empty<text:s/>the<text:s/>trash\n"</text:span></text:p>
      <text:p text:style-name="OrgSrcBlock"><text:s/><text:s/><text:s/><text:s/><text:span text:style-name="OrgSrcFontLockStringFace">"end<text:s/>if\n"</text:span></text:p>
      <text:p text:style-name="OrgSrcBlock"><text:s/><text:s/><text:s/><text:s/><text:span text:style-name="OrgSrcFontLockStringFace">"end<text:s/>tell\n"</text:span>))</text:p>
      <text:p text:style-name="OrgSrcBlockLastLine"><text:s/><text:s/>(my-desktop-notification<text:s/><text:span text:style-name="OrgSrcFontLockStringFace">"Emacs"</text:span><text:s/><text:span text:style-name="OrgSrcFontLockStringFace">"Empty<text:s/>the<text:s/>trash,<text:s/>done."</text:span>))</text:p>
      <text:h text:style-name="Heading_20_2" text:outline-level="2" text:is-list-header="false">
<text:bookmark-start text:name="OrgXref.orgdf50b4b"/>
<text:bookmark text:name="orgdf50b4b"/>その他
<text:bookmark-end text:name="OrgXref.orgdf50b4b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pan text:style-name="OrgSrcFontLockCommentDelimiterFace">;;;<text:s/></text:span><text:span text:style-name="OrgSrcFontLockCommentFace">Test<text:s/>function<text:s/>for<text:s/>AppleScript</text:span></text:p>
      <text:p text:style-name="OrgSrcBlock"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1" text:outline-level="1" text:is-list-header="false">
<text:bookmark-start text:name="OrgXref.orga0b59c2"/>
<text:bookmark text:name="orga0b59c2"/>未設定／テスト中
<text:bookmark-end text:name="OrgXref.orga0b59c2"/></text:h>
      <text:h text:style-name="Heading_20_2" text:outline-level="2" text:is-list-header="false">
<text:bookmark-start text:name="OrgXref.org1f6438d"/>
<text:bookmark text:name="org1f6438d"/>byte-compile の警告を抑制する
<text:bookmark-end text:name="OrgXref.org1f6438d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b705e15"/>
<text:bookmark text:name="orgb705e15"/>[window-resizer.el] 分割したウィンドウサイズを変更する
<text:bookmark-end text:name="OrgXref.orgb705e15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-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e55f8d6"/>
<text:bookmark text:name="orge55f8d6"/>[idle-requie]
<text:bookmark-end text:name="OrgXref.orge55f8d6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cbb46b7"/>
<text:bookmark text:name="orgcbb46b7"/>[pdf-preview]
<text:bookmark-end text:name="OrgXref.orgcbb46b7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beea5eb"/>
<text:bookmark text:name="orgbeea5eb"/>[EasyPG]
<text:bookmark-end text:name="OrgXref.orgbeea5eb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a0e90df"/>
<text:bookmark text:name="orga0e90df"/>[eblook]
<text:bookmark-end text:name="OrgXref.orga0e90df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e227ce5"/>
<text:bookmark text:name="orge227ce5"/>[iBuffer]
<text:bookmark-end text:name="OrgXref.orge227ce5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126f529"/>
<text:bookmark text:name="org126f529"/>UUID をファイル名にして所定のディレクトリにコピー／移動
<text:bookmark-end text:name="OrgXref.org126f529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50e781c"/>
<text:bookmark text:name="org50e781c"/>キーバインド
<text:bookmark-end text:name="OrgXref.org50e781c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3a7def2"/>
<text:bookmark text:name="org3a7def2"/>provide
<text:bookmark-end text:name="OrgXref.org3a7def2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TypeFace" style:family="text">
      <style:text-properties fo:color="#228b22"/>
    </style:style>
    <style:style style:name="OrgSrcFontLockNegationCharFace" style:family="text">
      <style:text-properties fo:color="#000000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BuiltinFace" style:family="text">
      <style:text-properties fo:color="#483d8b"/>
    </style:style>
    <style:style style:name="OrgSrcFontLockVariableNameFace" style:family="text">
      <style:text-properties fo:color="#a0522d"/>
    </style:style>
    <style:style style:name="OrgSrcFontLockStringFace" style:family="text">
      <style:text-properties fo:color="#8b2252"/>
    </style:style>
    <style:style style:name="OrgSrcFontLockConstantFace" style:family="text">
      <style:text-properties fo:color="#008b8b"/>
    </style:style>
    <style:style style:name="OrgSrcFontLockDocFace" style:family="text">
      <style:text-properties fo:color="#8b2252"/>
    </style:style>
    <style:style style:name="OrgSrcFontLockFunctionNameFace" style:family="text">
      <style:text-properties fo:color="#0432fe"/>
    </style:style>
    <style:style style:name="OrgSrcFontLockKeywordFace" style:family="text">
      <style:text-properties fo:color="#932092"/>
    </style:style>
    <style:style style:name="OrgSrcFontLockWarningFace" style:family="text">
      <style:text-properties fo:color="#fe2500"/>
    </style:style>
    <style:style style:name="OrgSrcFontLockCommentFace" style:family="text">
      <style:text-properties fo:color="#b22222"/>
    </style:style>
    <style:style style:name="OrgSrcFontLockCommentDelimiterFace" style:family="text">
      <style:text-properties fo:color="#b222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8-05-14T19:27:01</dc:date>
    <meta:creation-date>2018-05-14T19:27:01</meta:creation-date>
    <meta:generator>Emacs 26.1 (Org mode 9.1.4)</meta:generator>
    <meta:keyword/>
    <dc:subject/>
    <dc:title>ユーティリティ関数群</dc:title>
  </office:meta>
</office:document-meta>
</file>